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4622" officeooo:paragraph-rsid="00014622"/>
    </style:style>
    <style:style style:name="P2" style:family="paragraph" style:parent-style-name="Standard">
      <style:text-properties officeooo:rsid="00014622" officeooo:paragraph-rsid="00014622"/>
    </style:style>
    <style:style style:name="P3" style:family="paragraph" style:parent-style-name="Standard">
      <style:text-properties officeooo:rsid="000309e5" officeooo:paragraph-rsid="000309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h <text:a xlink:type="simple" xlink:href="mailto:alexey@138.201.116.120">alexey@138.201.116.120</text:a> </text:p>
      <text:p text:style-name="P1">gunicorn -b 0.0.0.0 -w 16 FC.wsgi:application </text:p>
      <text:p text:style-name="P1">ps ax|grep gunicorn </text:p>
      <text:p text:style-name="P1">kill 1488</text:p>
      <text:p text:style-name="P1"/>
      <text:p text:style-name="P1">git pull origin master </text:p>
      <text:p text:style-name="P1">python ./manage.py collectstatic </text:p>
      <text:p text:style-name="P1"/>
      <text:p text:style-name="P3"><text:bookmark-start text:name="__DdeLink__16_828867239"/>STATIC_ROOT = os.path.join(BASE_DIR, 'static')<text:bookmark-end text:name="__DdeLink__16_82886723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09:49:42.498015474</meta:creation-date>
    <dc:date>2016-05-27T20:52:25.608296416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24" meta:character-count="205" meta:non-whitespace-character-count="182"/>
  </office:meta>
</office:document-meta>
</file>